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text-properties fo:font-size="16pt" fo:font-weight="normal" officeooo:paragraph-rsid="001654da" style:font-size-asian="16pt" style:font-weight-asian="normal" style:font-size-complex="16pt" style:font-weight-complex="normal"/>
    </style:style>
    <style:style style:name="P3" style:family="paragraph" style:parent-style-name="Text_20_body">
      <style:text-properties fo:font-size="16pt" fo:language="fr" fo:country="FR" fo:font-weight="normal" officeooo:rsid="000f4bdf" officeooo:paragraph-rsid="000f4bdf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4" style:family="text">
      <style:text-properties officeooo:rsid="00157438"/>
    </style:style>
    <style:style style:name="T5" style:family="text">
      <style:text-properties officeooo:rsid="00165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Madame, Monsieur,</text:span></text:span></text:p>
      <text:p text:style-name="P2"><text:span text:style-name="T5">La classe préparatoire</text:span><text:span text:style-name="T4"> MPSI </text:span><text:span text:style-name="T5">de votre lycée </text:span>offre un cadre exigeant et stimulant <text:span text:style-name="T5">pour</text:span> prépare<text:span text:style-name="T5">r</text:span> efficacement aux grandes écoles d’ingénieurs. <text:span text:style-name="T5">E</text:span>n particulier, <text:span text:style-name="T5">elle </text:span>se distingue par la qualité <text:span text:style-name="T4">et l’intensité</text:span> de son enseignement en mathématiques <text:span text:style-name="T4">et</text:span> en physique , ainsi que par l’accompagnement qu’elle propose aux étudiants. </text:p>
      <text:p text:style-name="P1">Depuis plusieurs années, je nourris une passion pour les sciences et l’informatique. <text:span text:style-name="T5">L</text:span>es cours de mathématiques et de physique au lycée m’ont <text:span text:style-name="T5">passionés. L’</text:span>option mathématique experte m’a permis de renforcer ma préparation pour la prépa. En parallèle, mon intérêt pour l’informatique m’a conduit à explorer des notions avancées d’algorithmes, ce qui a enrichi ma compréhension et ma curiosité pour ces disciplines.</text:p>
      <text:p text:style-name="P2">Rejoindre votre classe préparatoire serait pour moi une opportunité unique d’approfondir mes connaissances dans un cadre rigoureux et de me préparer aux défis des études d’ingénieur. <text:span text:style-name="T5">Aussi je souhaite </text:span>postuler <text:span text:style-name="T5">dans votre </text:span><text:span text:style-name="T4">établissement</text:span>, où je suis convaincu de pouvoir m’épanouir. Je suis prêt à m’investir pleinement pour tirer le meilleur parti de cette formation.</text:p>
      <text:p text:style-name="P1">Je vous remercie de l’attention que vous porterez à ma candidature.</text:p>
      <text:p text:style-name="Text_20_body"><text:span text:style-name="Strong_20_Emphasis"><text:span text:style-name="T2">Veuillez agréer, Madame, Monsieur, l’expression de mes salutations distinguées.</text:span></text:span></text:p>
      <text:p text:style-name="P3"><text:span text:style-name="Strong_20_Emphasis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30T18:45:07.963000000</meta:creation-date>
    <dc:date>2025-03-30T19:33:14.696000000</dc:date>
    <meta:editing-duration>PT27M56S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184" meta:character-count="1261" meta:non-whitespace-character-count="1082"/>
  </office:meta>
</office:document-meta>
</file>